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)" office:value-type="float" office:value="126700">
            <text:p>126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)" office:value-type="float" office:value="106600">
            <text:p>1066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20100">
            <text:p>20100</text:p>
          </table:table-cell>
          <table:table-cell/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49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71300">
            <text:p>71300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table:number-columns-repeated="3"/>
          <table:table-cell table:style-name="ce2" table:formula="of:=SUM([.B71:.F71])" office:value-type="float" office:value="18700">
            <text:p>187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Անժելա</text:p>
          </table:table-cell>
          <table:table-cell/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733.538461538462">
            <text:p>733.5384615385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F100])" office:value-type="float" office:value="733.538461538462">
            <text:p>733.538461538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733.538461538462">
            <text:p>733.538461538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table:number-columns-repeated="4" office:value-type="string">
            <text:p>-Marine</text:p>
          </table:table-cell>
          <table:table-cell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D100];[.E100];[.F100])" office:value-type="float" office:value="372">
            <text:p>37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table:style-name="ce3"/>
          <table:table-cell table:number-columns-repeated="2"/>
          <table:table-cell table:formula="of:=SUM([.B100:.F100])" office:value-type="float" office:value="733.538461538462">
            <text:p>733.538461538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361.538461538462">
            <text:p>361.538461538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733.538461538462">
            <text:p>733.5384615385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D100])" office:value-type="float" office:value="733.538461538462">
            <text:p>733.538461538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C100];[.D100];[.F99])" office:value-type="float" office:value="733.538461538462">
            <text:p>733.538461538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372">
            <text:p>372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361.538461538462">
            <text:p>361.5384615385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361.538461538462">
            <text:p>361.5384615385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5"/>
          <table:table-cell/>
          <table:table-cell/>
          <table:table-cell table:formula="of:=SUM([.B100:.F100])" office:value-type="float" office:value="733.538461538462">
            <text:p>733.5384615385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6" office:value-type="float" office:value="361.538461538462">
            <text:p>361.5384615385</text:p>
          </table:table-cell>
          <table:table-cell table:formula="of:=[.D71]/19" office:value-type="float" office:value="0">
            <text:p>0</text:p>
          </table:table-cell>
          <table:table-cell table:formula="of:=[.E71]/21" office:value-type="float" office:value="0">
            <text:p>0</text:p>
          </table:table-cell>
          <table:table-cell table:style-name="ce3" table:formula="of:=[.F71]/19" office:value-type="float" office:value="0">
            <text:p>0</text:p>
          </table:table-cell>
          <table:table-cell/>
          <table:table-cell table:formula="of:=SUM([.B100:.F100])" office:value-type="float" office:value="733.538461538462">
            <text:p>733.5384615385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18700">
            <text:p>187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6/14/2016</text:date>, <text:time>11:4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4T11:43:53</dc:date>
    <meta:editing-duration>P7DT18H24M7S</meta:editing-duration>
    <meta:editing-cycles>2617</meta:editing-cycles>
    <meta:generator>OpenOffice/4.1.1$Unix OpenOffice.org_project/411m6$Build-9775</meta:generator>
    <dc:creator>Hasmik Dabaghyan</dc:creator>
    <meta:document-statistic meta:table-count="15" meta:cell-count="6605" meta:object-count="0"/>
  </office:meta>
</office:document-meta>
</file>